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598in" loext:contextual-spacing="false"/>
      <style:text-properties style:font-name="Lato"/>
    </style:style>
    <style:style style:name="P2" style:family="paragraph" style:parent-style-name="Standard">
      <style:paragraph-properties fo:margin-top="0in" fo:margin-bottom="0.1598in" loext:contextual-spacing="false"/>
      <style:text-properties style:font-name="Lato"/>
    </style:style>
    <style:style style:name="P3" style:family="paragraph" style:parent-style-name="Standard" style:list-style-name="L1">
      <style:paragraph-properties fo:margin-top="0in" fo:margin-bottom="0.1598in" loext:contextual-spacing="false"/>
      <style:text-properties style:font-name="Lato"/>
    </style:style>
    <style:style style:name="P4" style:family="paragraph" style:parent-style-name="Standard" style:list-style-name="L2">
      <style:paragraph-properties fo:margin-top="0in" fo:margin-bottom="0.1598in" loext:contextual-spacing="false"/>
      <style:text-properties style:font-name="Lato"/>
    </style:style>
    <style:style style:name="P5" style:family="paragraph" style:parent-style-name="Standard" style:list-style-name="L3">
      <style:paragraph-properties fo:margin-top="0in" fo:margin-bottom="0.1598in" loext:contextual-spacing="false"/>
      <style:text-properties style:font-name="Lato"/>
    </style:style>
    <style:style style:name="P6" style:family="paragraph" style:parent-style-name="Standard" style:list-style-name="L4">
      <style:paragraph-properties fo:margin-top="0in" fo:margin-bottom="0.1598in" loext:contextual-spacing="false"/>
      <style:text-properties style:font-name="Lato"/>
    </style:style>
    <style:style style:name="P7" style:family="paragraph" style:parent-style-name="Standard" style:list-style-name="L5">
      <style:paragraph-properties fo:margin-top="0in" fo:margin-bottom="0.1598in" loext:contextual-spacing="false"/>
      <style:text-properties style:font-name="Lato"/>
    </style:style>
    <style:style style:name="P8" style:family="paragraph" style:parent-style-name="Standard" style:list-style-name="L6">
      <style:paragraph-properties fo:margin-top="0in" fo:margin-bottom="0.1598in" loext:contextual-spacing="false"/>
      <style:text-properties style:font-name="Lato"/>
    </style:style>
    <style:style style:name="P9" style:family="paragraph" style:parent-style-name="Standard" style:list-style-name="L7">
      <style:paragraph-properties fo:margin-top="0in" fo:margin-bottom="0.1598in" loext:contextual-spacing="false"/>
      <style:text-properties style:font-name="Lato"/>
    </style:style>
    <style:style style:name="P10" style:family="paragraph" style:parent-style-name="Standard" style:list-style-name="L8">
      <style:paragraph-properties fo:margin-top="0in" fo:margin-bottom="0.1598in" loext:contextual-spacing="false"/>
      <style:text-properties style:font-name="Lato"/>
    </style:style>
    <style:style style:name="P11" style:family="paragraph" style:parent-style-name="Standard" style:list-style-name="L9">
      <style:paragraph-properties fo:margin-top="0in" fo:margin-bottom="0.1598in" loext:contextual-spacing="false"/>
      <style:text-properties style:font-name="Lato"/>
    </style:style>
    <style:style style:name="P12" style:family="paragraph" style:parent-style-name="Standard" style:list-style-name="L10">
      <style:paragraph-properties fo:margin-top="0in" fo:margin-bottom="0.1598in" loext:contextual-spacing="false"/>
      <style:text-properties style:font-name="Lato"/>
    </style:style>
    <style:style style:name="P13" style:family="paragraph" style:parent-style-name="Standard" style:list-style-name="L10">
      <style:paragraph-properties fo:margin-top="0in" fo:margin-bottom="0.1598in" loext:contextual-spacing="false"/>
      <style:text-properties style:font-name="Lato" fo:background-color="#dbfeca"/>
    </style:style>
    <style:style style:name="P14" style:family="paragraph" style:parent-style-name="Standard" style:list-style-name="L9">
      <style:paragraph-properties fo:margin-top="0in" fo:margin-bottom="0.1598in" loext:contextual-spacing="false"/>
      <style:text-properties style:font-name="Lato" fo:background-color="#dbfeca"/>
    </style:style>
    <style:style style:name="P15" style:family="paragraph" style:parent-style-name="Standard" style:list-style-name="L8">
      <style:paragraph-properties fo:margin-top="0in" fo:margin-bottom="0.1598in" loext:contextual-spacing="false"/>
      <style:text-properties style:font-name="Lato" fo:background-color="#dbfeca"/>
    </style:style>
    <style:style style:name="P16" style:family="paragraph" style:parent-style-name="Standard" style:list-style-name="L7">
      <style:paragraph-properties fo:margin-top="0in" fo:margin-bottom="0.1598in" loext:contextual-spacing="false"/>
      <style:text-properties style:font-name="Lato" fo:background-color="#dbfeca"/>
    </style:style>
    <style:style style:name="P17" style:family="paragraph" style:parent-style-name="Standard" style:list-style-name="L6">
      <style:paragraph-properties fo:margin-top="0in" fo:margin-bottom="0.1598in" loext:contextual-spacing="false"/>
      <style:text-properties style:font-name="Lato" fo:background-color="#dbfeca"/>
    </style:style>
    <style:style style:name="P18" style:family="paragraph" style:parent-style-name="Standard" style:list-style-name="L5">
      <style:paragraph-properties fo:margin-top="0in" fo:margin-bottom="0.1598in" loext:contextual-spacing="false"/>
      <style:text-properties style:font-name="Lato" fo:background-color="#dbfeca"/>
    </style:style>
    <style:style style:name="P19" style:family="paragraph" style:parent-style-name="Standard" style:list-style-name="L3">
      <style:paragraph-properties fo:margin-top="0in" fo:margin-bottom="0.1598in" loext:contextual-spacing="false"/>
      <style:text-properties style:font-name="Lato" fo:background-color="#dbfeca"/>
    </style:style>
    <style:style style:name="P20" style:family="paragraph" style:parent-style-name="Standard" style:list-style-name="L2">
      <style:paragraph-properties fo:margin-top="0in" fo:margin-bottom="0.1598in" loext:contextual-spacing="false"/>
      <style:text-properties style:font-name="Lato" fo:background-color="#dbfeca"/>
    </style:style>
    <style:style style:name="P21" style:family="paragraph" style:parent-style-name="Standard" style:list-style-name="L1">
      <style:paragraph-properties fo:margin-top="0in" fo:margin-bottom="0.1598in" loext:contextual-spacing="false"/>
      <style:text-properties style:font-name="Lato" fo:background-color="#dbfeca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</text:p>
      <text:p text:style-name="P1">Which of the following is placed before a script name to execute it from the current directory?</text:p>
      <text:list xml:id="list1349575664" text:style-name="L10">
        <text:list-item>
          <text:p text:style-name="P12">#!</text:p>
        </text:list-item>
        <text:list-item>
          <text:p text:style-name="P12">!!</text:p>
        </text:list-item>
        <text:list-item>
          <text:p text:style-name="P13">./</text:p>
        </text:list-item>
        <text:list-item>
          <text:p text:style-name="P12">//</text:p>
        </text:list-item>
      </text:list>
      <text:p text:style-name="P1"/>
      <text:p text:style-name="P1"/>
      <text:p text:style-name="P1">Question 2</text:p>
      <text:p text:style-name="P1">Instead of specifying the current directory, it is better to place the script in a location that is included in the __________ variable.</text:p>
      <text:list xml:id="list1898519838" text:style-name="L9">
        <text:list-item>
          <text:p text:style-name="P11">SCRIPTS</text:p>
        </text:list-item>
        <text:list-item>
          <text:p text:style-name="P11">ENV</text:p>
        </text:list-item>
        <text:list-item>
          <text:p text:style-name="P11">GLOBAL</text:p>
        </text:list-item>
        <text:list-item>
          <text:p text:style-name="P14">PATH</text:p>
        </text:list-item>
      </text:list>
      <text:p text:style-name="P1"/>
      <text:p text:style-name="P1">Question 3</text:p>
      <text:p text:style-name="P1">Use of setuid permission on scripts is the best way to specify permissions.</text:p>
      <text:p text:style-name="P1">True or False?</text:p>
      <text:list xml:id="list1339982332" text:style-name="L8">
        <text:list-item>
          <text:p text:style-name="P10">True</text:p>
        </text:list-item>
        <text:list-item>
          <text:p text:style-name="P15">False</text:p>
        </text:list-item>
      </text:list>
      <text:p text:style-name="P1"/>
      <text:p text:style-name="P1">Question 4</text:p>
      <text:p text:style-name="P1">The command read -p will not capture the current position of the mouse pointer.</text:p>
      <text:p text:style-name="P1">True or False?</text:p>
      <text:list xml:id="list723666197" text:style-name="L7">
        <text:list-item>
          <text:p text:style-name="P16">True</text:p>
        </text:list-item>
        <text:list-item>
          <text:p text:style-name="P9">False</text:p>
        </text:list-item>
      </text:list>
      <text:p text:style-name="P1"><text:soft-page-break/>Question 5</text:p>
      <text:p text:style-name="P1">When will the condition test -n STRING be true?</text:p>
      <text:list xml:id="list3563559436" text:style-name="L6">
        <text:list-item>
          <text:p text:style-name="P8">Never</text:p>
        </text:list-item>
        <text:list-item>
          <text:p text:style-name="P8">If the length of STRING is zero</text:p>
        </text:list-item>
        <text:list-item>
          <text:p text:style-name="P8">Always</text:p>
        </text:list-item>
        <text:list-item>
          <text:p text:style-name="P17">If the length of STRING is nonzero</text:p>
        </text:list-item>
      </text:list>
      <text:p text:style-name="P1"/>
      <text:p text:style-name="P1"/>
      <text:p text:style-name="P1"/>
      <text:p text:style-name="P1">Question 6</text:p>
      <text:p text:style-name="P1">The jamie user already exists in the system. The command grep jamie /etc/passwd displays one user record. Running the echo $? command immediately after the grep command would result in what output?</text:p>
      <text:list xml:id="list3663880754" text:style-name="L5">
        <text:list-item>
          <text:p text:style-name="P7">5</text:p>
        </text:list-item>
        <text:list-item>
          <text:p text:style-name="P7">2</text:p>
        </text:list-item>
        <text:list-item>
          <text:p text:style-name="P18">0</text:p>
        </text:list-item>
        <text:list-item>
          <text:p text:style-name="P7">1</text:p>
        </text:list-item>
      </text:list>
      <text:p text:style-name="P1"/>
      <text:p text:style-name="P1"/>
      <text:p text:style-name="P1"/>
      <text:p text:style-name="P1">Question 7</text:p>
      <text:p text:style-name="P1">The joanne user wants an email sent when her shell script is executed successfully. Which of the following commands in the script can do this?</text:p>
      <text:list xml:id="list328200172" text:style-name="L4">
        <text:list-item>
          <text:p text:style-name="P6">mail joanne</text:p>
        </text:list-item>
        <text:list-item>
          <text:p text:style-name="P6">mail root</text:p>
        </text:list-item>
        <text:list-item>
          <text:p text:style-name="P6">echo $mail</text:p>
        </text:list-item>
        <text:list-item>
          <text:p text:style-name="P6">cron job will send an email by default</text:p>
        </text:list-item>
      </text:list>
      <text:p text:style-name="P1"><text:soft-page-break/>Question 8</text:p>
      <text:p text:style-name="P1">The output of the command seq 10 10 30 will be:</text:p>
      <text:list xml:id="list1533231381" text:style-name="L3">
        <text:list-item>
          <text:p text:style-name="P5">10 10 30</text:p>
        </text:list-item>
        <text:list-item>
          <text:p text:style-name="P19">10 20 30</text:p>
        </text:list-item>
        <text:list-item>
          <text:p text:style-name="P5">50</text:p>
        </text:list-item>
        <text:list-item>
          <text:p text:style-name="P5">3</text:p>
        </text:list-item>
      </text:list>
      <text:p text:style-name="P1"/>
      <text:p text:style-name="P1"/>
      <text:p text:style-name="P1">Question 9</text:p>
      <text:p text:style-name="P1">Which of the following file test statement conditions is not correct?</text:p>
      <text:list xml:id="list1736232396" text:style-name="L2">
        <text:list-item>
          <text:p text:style-name="P4">-e filename tests if the file exists</text:p>
        </text:list-item>
        <text:list-item>
          <text:p text:style-name="P4">-x filename tests a file to determine if it is executable</text:p>
        </text:list-item>
        <text:list-item>
          <text:p text:style-name="P20">-d filename tests if the file is in the current directory</text:p>
        </text:list-item>
        <text:list-item>
          <text:p text:style-name="P4">-w filename tests a file to determine if it is writable</text:p>
        </text:list-item>
      </text:list>
      <text:p text:style-name="P1"/>
      <text:p text:style-name="P1">Question 10</text:p>
      <text:p text:style-name="P1">Command substitution cannot be used to insert the output of a command as another command’s argument.</text:p>
      <text:list xml:id="list2022313024" text:style-name="L1">
        <text:list-item>
          <text:p text:style-name="P21">False</text:p>
        </text:list-item>
        <text:list-item>
          <text:p text:style-name="P3">Tru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7T17:31:39.448432832</meta:creation-date>
    <dc:date>2022-04-25T14:24:22.878480836</dc:date>
    <meta:editing-duration>PT20M51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3" meta:paragraph-count="56" meta:word-count="327" meta:character-count="1611" meta:non-whitespace-character-count="1374"/>
  </office:meta>
</office:document-meta>
</file>